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7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818cm" svg:height="8.335cm" svg:x="0.10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5:14.953699536</dc:date>
    <meta:editing-duration>PT3M18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819cm" svg:height="8.336cm" xlink:href="." xlink:type="simple" chart:class="chart:scatter" chart:style-name="ch1">
        <chart:plot-area chart:style-name="ch2" chart:data-source-has-labels="both" svg:x="0.296cm" svg:y="0.166cm" svg:width="14.227cm" svg:height="8.004cm">
          <chartooo:coordinate-region svg:x="0.442cm" svg:y="0.365cm" svg:width="13.986cm" svg:height="7.606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